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textRuntimeHints.registerHints( RuntimeHints runtimeHints , ClassLoader classLo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estContextRuntimeHints.listOf( String ... class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extRuntimeHints.registerDeclaredConstructors( ReflectionHints reflectionHints , String ... class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ntextRuntimeHints.registerPublicConstructors( ReflectionHints reflectionHints , Class &lt; ? &gt; ... 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ntextRuntimeHints.registerAnnotation( ReflectionHints reflectionHints , Class &lt; ? extends Annotation &gt;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